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No errors after the longer delay and change to 20.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d GUI, added extra error checks on comms, changed to static IP at oupa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C comms errors check, add retries for comma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00/00/00</text:date>, <text:time style:data-style-name="N2" text:time-value="20:52:28.188490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8-10T20:52:55.189632976</dc:date>
    <meta:editing-duration>P1DT41M25S</meta:editing-duration>
    <meta:editing-cycles>70</meta:editing-cycles>
    <meta:generator>LibreOffice/6.0.7.3$Linux_X86_64 LibreOffice_project/00m0$Build-3</meta:generator>
    <meta:document-statistic meta:table-count="1" meta:cell-count="204" meta:object-count="0"/>
  </office:meta>
</office:document-meta>
</file>